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75cm" style:rel-column-width="14053*"/>
    </style:style>
    <style:style style:name="Table1.B" style:family="table-column">
      <style:table-column-properties style:column-width="14.926cm" style:rel-column-width="5148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268.png" xlink:type="simple" xlink:show="embed" xlink:actuate="onLoad"/></draw:frame></text:p>
          </table:table-cell>
          <table:table-cell table:style-name="Table1.B1" office:value-type="string">
            <text:h text:style-name="P8" text:outline-level="1">МНК-аппроксимация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3.521cm" svg:height="1.769cm" draw:z-index="1"><draw:image xlink:href="../images/026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4">Блок предназначен для аппроксимации таблично заданных функций методом наименьших квадратов (МНК). Блок имеет три векторных входа и два векторных выхода. На первый вход поступает массив значений аргументов таблично заданных функций размерностью</text:span><text:span text:style-name="T4"><draw:frame draw:style-name="fr3" draw:name="Объект1" text:anchor-type="as-char" svg:width="1.085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. На второй вход поступает массив значений таблично заданных функций размерностью</text:span><text:span text:style-name="T4"><draw:frame draw:style-name="fr3" draw:name="Объект2" text:anchor-type="as-char" svg:width="2.383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(таким образом, может одновременно проводится аппроксима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4"><draw:frame draw:style-name="fr3" draw:name="Объект3" text:anchor-type="as-char" svg:width="1.07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, в которых необходимо вычислить значение аппроксимированных функций. Значение</text:span><text:span text:style-name="T4"><draw:frame draw:style-name="fr3" draw:name="Объект4" text:anchor-type="as-char" svg:width="1.07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определяется размерностью входного сигнала.</text:span></text:p>
            <text:p text:style-name="P3"><text:span text:style-name="T4">На первый выход блока поступают вычисленные после проведения аппроксимации значения функций в точках, заданных в третьем входном порте. Размер этого выхода равен</text:span><text:span text:style-name="T4"><draw:frame draw:style-name="fr3" draw:name="Объект5" text:anchor-type="as-char" svg:width="2.376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.</text:span></text:p>
            <text:p text:style-name="P3"><text:span text:style-name="T4">На второй выход блока поступают значения коэффициентов аппроксимирующих полиномов (в порядке возрастания степеней). Размер этого выхода равен</text:span><text:span text:style-name="T4"><draw:frame draw:style-name="fr3" draw:name="Объект8" text:anchor-type="as-char" svg:width="3.5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.</text:span></text:p>
            <text:p text:style-name="P3"><text:span text:style-name="T5">Свойства</text:span><text:span text:style-name="T4">:</text:span></text:p>
            <text:list xml:id="list1481411580959467421" text:style-name="L1">
              <text:list-item>
                <text:p text:style-name="P4">Функция формы:</text:p>
              </text:list-item>
            </text:list>
            <text:list xml:id="list2843217046321554225" text:style-name="L2">
              <text:list-item>
                <text:p text:style-name="P7"><text:span text:style-name="T6">Полином</text:span><text:span text:style-name="T6"><draw:frame draw:style-name="fr3" draw:name="Объект6" text:anchor-type="as-char" svg:width="5.232cm" svg:height="0.633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      </text:list-item>
              <text:list-item>
                <text:p text:style-name="P5"><draw:frame draw:style-name="fr3" draw:name="Объект7" text:anchor-type="as-char" svg:width="6.976cm" svg:height="0.564cm" draw:z-index="9"><draw:object xlink:href="./Object 8" xlink:type="simple" xlink:show="embed" xlink:actuate="onLoad"/><draw:image xlink:href="./ObjectReplacements/Object 8" xlink:type="simple" xlink:show="embed" xlink:actuate="onLoad"/></draw:frame></text:p>
              </text:list-item>
              <text:list-item>
                <text:p text:style-name="P5"><draw:frame draw:style-name="fr3" draw:name="Объект9" text:anchor-type="as-char" svg:width="6.669cm" svg:height="0.635cm" draw:z-index="10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  <text:list xml:id="list38371690" text:continue-list="list1481411580959467421" text:style-name="L1">
              <text:list-item>
                <text:p text:style-name="P6"><text:span text:style-name="T4">Порядок аппроксимации –</text:span><text:span text:style-name="T4"><draw:frame draw:style-name="fr3" draw:name="Объект10" text:anchor-type="as-char" svg:width="1.43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6"><text:span text:style-name="T4">Число точек аппроксимируемой функции –</text:span><text:span text:style-name="T4"><draw:frame draw:style-name="fr3" draw:name="Объект11" text:anchor-type="as-char" svg:width="1.08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6"><text:soft-page-break/><text:span text:style-name="T4">Число функций –</text:span><text:span text:style-name="T4"><draw:frame draw:style-name="fr3" draw:name="Объект12" text:anchor-type="as-char" svg:width="1.087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К-аппроксимация</dc:title>
    <dc:date>2014-12-01T18:21:26.08</dc:date>
    <meta:generator>OpenOffice/4.1.1$Win32 OpenOffice.org_project/411m6$Build-9775</meta:generator>
    <meta:editing-duration>PT5H39M46S</meta:editing-duration>
    <meta:editing-cycles>117</meta:editing-cycles>
    <meta:document-statistic meta:table-count="1" meta:image-count="2" meta:object-count="12" meta:page-count="2" meta:paragraph-count="17" meta:word-count="155" meta:character-count="113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2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 mathvariant="italic">Order</mi>
              <mo stretchy="false">+</mo>
              <mn>1</mn>
            </mrow>
          </mrow>
          <mo stretchy="false">)</mo>
        </mrow>
        <mo stretchy="false">⋅</mo>
        <msub>
          <mi>N</mi>
          <mi mathvariant="italic">fun</mi>
        </msub>
      </mrow>
    </mrow>
    <annotation encoding="StarMath 5.0">(Order+1) cdot N_fun</annotation>
  </semantics>
</math>
</file>

<file path=Object 7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x^m , ~m = 0 ... Order.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i>sin</mi>
      </mrow>
      <mrow>
        <mo stretchy="false">(</mo>
        <mrow>
          <mrow>
            <mrow>
              <mi>m</mi>
              <mo stretchy="false">⋅</mo>
              <mo stretchy="false">π</mo>
            </mrow>
            <mo stretchy="false">⋅</mo>
            <mi>x</mi>
          </mrow>
        </mrow>
        <mo stretchy="false">)</mo>
      </mrow>
      <mi>,</mi>
      <mi/>
      <mrow>
        <mi>m</mi>
        <mo stretchy="false">=</mo>
        <mn>0</mn>
      </mrow>
      <mn>...</mn>
      <mi mathvariant="italic">Order.</mi>
    </mrow>
    <annotation encoding="StarMath 5.0">a[m] cdot sin(m cdot %pi cdot x), ~m = 0 ... Order.</annotation>
  </semantics>
</math>
</file>

<file path=Object 9/content.xml><?xml version="1.0" encoding="utf-8"?>
<math xmlns="http://www.w3.org/1998/Math/MathML">
  <semantics>
    <mrow>
      <mi>a</mi>
      <mrow>
        <mrow>
          <mrow>
            <mo stretchy="false">[</mo>
            <mrow>
              <mi>m</mi>
            </mrow>
            <mo stretchy="false">]</mo>
          </mrow>
          <mo stretchy="false">⋅</mo>
          <mrow>
            <mo stretchy="false">(</mo>
            <mrow>
              <mrow>
                <mn>1</mn>
                <mo stretchy="false">−</mo>
                <mi>x</mi>
              </mrow>
            </mrow>
            <mo stretchy="false">)</mo>
          </mrow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(1- x) cdot x^m , ~m = 0 ... Order.</annotation>
  </semantics>
</math>
</file>